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05_11-06-55_000.jpg</text:p>
          </table:table-cell>
          <table:table-cell table:style-name="ce15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4 E-139-34-49.71</text:p>
          </table:table-cell>
          <table:table-cell table:style-name="ce27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05_14-58-21_000.jpg</text:p>
          </table:table-cell>
          <table:table-cell table:style-name="ce15" office:value-type="string">
            <text:p>-*</text:p>
          </table:table-cell>
          <table:table-cell table:style-name="ce3"/>
          <table:table-cell table:style-name="ce3"/>
          <table:table-cell table:style-name="ce3" office:value-type="string">
            <text:p>N-35-35-28.42 E-139-34-49.38</text:p>
          </table:table-cell>
          <table:table-cell table:style-name="ce27" table:formula="of:=IF([.E3]=&quot;&quot;;[.C3];CONCATENATE([.C3];&quot; / &quot;;[.E3]))" office:value-type="string" office:string-value="-*">
            <text:p>-*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05_14-58-30_000.jpg</text:p>
          </table:table-cell>
          <table:table-cell table:style-name="ce15" office:value-type="string">
            <text:p>-*</text:p>
          </table:table-cell>
          <table:table-cell table:style-name="ce20"/>
          <table:table-cell table:style-name="ce3"/>
          <table:table-cell table:style-name="ce3" office:value-type="string">
            <text:p>N-35-35-28.57 E-139-34-49.32</text:p>
          </table:table-cell>
          <table:table-cell table:style-name="ce27" table:formula="of:=IF([.E4]=&quot;&quot;;[.C4];CONCATENATE([.C4];&quot; / &quot;;[.E4]))" office:value-type="string" office:string-value="-*">
            <text:p>-*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05_14-58-35_000.jpg</text:p>
          </table:table-cell>
          <table:table-cell table:style-name="ce15" office:value-type="string">
            <text:p>-*</text:p>
          </table:table-cell>
          <table:table-cell table:style-name="ce19"/>
          <table:table-cell table:style-name="ce3"/>
          <table:table-cell table:style-name="ce3" office:value-type="string">
            <text:p>N-35-35-28.57 E-139-34-49.32</text:p>
          </table:table-cell>
          <table:table-cell table:style-name="ce27" table:formula="of:=IF([.E5]=&quot;&quot;;[.C5];CONCATENATE([.C5];&quot; / &quot;;[.E5]))" office:value-type="string" office:string-value="-*">
            <text:p>-*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05_14-58-41_000.jpg</text:p>
          </table:table-cell>
          <table:table-cell table:style-name="ce15" office:value-type="string">
            <text:p>-*</text:p>
          </table:table-cell>
          <table:table-cell table:style-name="ce19"/>
          <table:table-cell table:style-name="ce3"/>
          <table:table-cell table:style-name="ce3" office:value-type="string">
            <text:p>N-35-35-28.61 E-139-34-49.32</text:p>
          </table:table-cell>
          <table:table-cell table:style-name="ce27" table:formula="of:=IF([.E6]=&quot;&quot;;[.C6];CONCATENATE([.C6];&quot; / &quot;;[.E6]))" office:value-type="string" office:string-value="-*">
            <text:p>-*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05_16-30-25_000.jpg</text:p>
          </table:table-cell>
          <table:table-cell table:style-name="ce15" office:value-type="string">
            <text:p>-*</text:p>
          </table:table-cell>
          <table:table-cell table:style-name="ce12"/>
          <table:table-cell table:style-name="ce3"/>
          <table:table-cell table:style-name="ce3" office:value-type="string">
            <text:p>N-35-35-28.31 E-139-34-49.65</text:p>
          </table:table-cell>
          <table:table-cell table:style-name="ce27" table:formula="of:=IF([.E7]=&quot;&quot;;[.C7];CONCATENATE([.C7];&quot; / &quot;;[.E7]))" office:value-type="string" office:string-value="-*">
            <text:p>-*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05_17-17-45_000.jpg</text:p>
          </table:table-cell>
          <table:table-cell table:style-name="ce15" office:value-type="string">
            <text:p>:m 東和 PHOTO / 191206f / 鴨居駅 / パークシティララ横浜マンション建替 / ２名（酒井さん） / 宮下工業（三井住友建設） / 資料</text:p>
          </table:table-cell>
          <table:table-cell table:style-name="ce14"/>
          <table:table-cell table:style-name="ce3"/>
          <table:table-cell table:style-name="ce3" office:value-type="string">
            <text:p>N-35-35-28.33 E-139-34-49.43</text:p>
          </table:table-cell>
          <table:table-cell table:style-name="ce27" table:formula="of:=IF([.E8]=&quot;&quot;;[.C8];CONCATENATE([.C8];&quot; / &quot;;[.E8]))" office:value-type="string" office:string-value=":m 東和 PHOTO / 191206f / 鴨居駅 / パークシティララ横浜マンション建替 / ２名（酒井さん） / 宮下工業（三井住友建設） / 資料">
            <text:p>:m 東和 PHOTO / 191206f / 鴨居駅 / パークシティララ横浜マンション建替 / ２名（酒井さん） / 宮下工業（三井住友建設） / 資料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05_17-22-58_000.jpg</text:p>
          </table:table-cell>
          <table:table-cell table:style-name="ce15" office:value-type="string">
            <text:p>:m 東和 PHOTO / 191206f / 鴨居駅 / パークシティララ横浜マンション建替 / ２名（酒井さん） / 宮下工業（三井住友建設） / 資料</text:p>
          </table:table-cell>
          <table:table-cell table:style-name="ce15"/>
          <table:table-cell table:style-name="ce3"/>
          <table:table-cell table:style-name="ce3" office:value-type="string">
            <text:p>N-35-35-28.37 E-139-34-49.22</text:p>
          </table:table-cell>
          <table:table-cell table:style-name="ce27" table:formula="of:=IF([.E9]=&quot;&quot;;[.C9];CONCATENATE([.C9];&quot; / &quot;;[.E9]))" office:value-type="string" office:string-value=":m 東和 PHOTO / 191206f / 鴨居駅 / パークシティララ横浜マンション建替 / ２名（酒井さん） / 宮下工業（三井住友建設） / 資料">
            <text:p>:m 東和 PHOTO / 191206f / 鴨居駅 / パークシティララ横浜マンション建替 / ２名（酒井さん） / 宮下工業（三井住友建設） / 資料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05_17-23-47_000.jpg</text:p>
          </table:table-cell>
          <table:table-cell table:style-name="ce15" office:value-type="string">
            <text:p>:m 東和 PHOTO / 191206f / 鴨居駅 / パークシティララ横浜マンション建替 / ２名（酒井さん） / 宮下工業（三井住友建設） / 資料</text:p>
          </table:table-cell>
          <table:table-cell table:style-name="ce15"/>
          <table:table-cell table:style-name="ce3"/>
          <table:table-cell table:style-name="ce3" office:value-type="string">
            <text:p>N-35-35-28.77 E-139-34-49.43</text:p>
          </table:table-cell>
          <table:table-cell table:style-name="ce27" table:formula="of:=IF([.E10]=&quot;&quot;;[.C10];CONCATENATE([.C10];&quot; / &quot;;[.E10]))" office:value-type="string" office:string-value=":m 東和 PHOTO / 191206f / 鴨居駅 / パークシティララ横浜マンション建替 / ２名（酒井さん） / 宮下工業（三井住友建設） / 資料">
            <text:p>:m 東和 PHOTO / 191206f / 鴨居駅 / パークシティララ横浜マンション建替 / ２名（酒井さん） / 宮下工業（三井住友建設） / 資料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05_17-23-58_000.jpg</text:p>
          </table:table-cell>
          <table:table-cell table:style-name="ce15" office:value-type="string">
            <text:p>:m 東和 PHOTO / 191206f / 鴨居駅 / パークシティララ横浜マンション建替 / ２名（酒井さん） / 宮下工業（三井住友建設） / 資料</text:p>
          </table:table-cell>
          <table:table-cell table:style-name="ce12"/>
          <table:table-cell table:style-name="ce3"/>
          <table:table-cell table:style-name="ce3" office:value-type="string">
            <text:p>N-35-35-28.68 E-139-34-49.43</text:p>
          </table:table-cell>
          <table:table-cell table:style-name="ce27" table:formula="of:=IF([.E11]=&quot;&quot;;[.C11];CONCATENATE([.C11];&quot; / &quot;;[.E11]))" office:value-type="string" office:string-value=":m 東和 PHOTO / 191206f / 鴨居駅 / パークシティララ横浜マンション建替 / ２名（酒井さん） / 宮下工業（三井住友建設） / 資料">
            <text:p>:m 東和 PHOTO / 191206f / 鴨居駅 / パークシティララ横浜マンション建替 / ２名（酒井さん） / 宮下工業（三井住友建設） / 資料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05_17-28-33_000.jpg</text:p>
          </table:table-cell>
          <table:table-cell table:style-name="ce15" office:value-type="string">
            <text:p>:m 東和 PHOTO / 191206f / 鴨居駅 / パークシティララ横浜マンション建替 / ２名（酒井さん） / 宮下工業（三井住友建設） / 資料</text:p>
          </table:table-cell>
          <table:table-cell table:style-name="ce14"/>
          <table:table-cell table:style-name="ce3"/>
          <table:table-cell table:style-name="ce3" office:value-type="string">
            <text:p>N-35-35-28.66 E-139-34-49.49</text:p>
          </table:table-cell>
          <table:table-cell table:style-name="ce27" table:formula="of:=IF([.E12]=&quot;&quot;;[.C12];CONCATENATE([.C12];&quot; / &quot;;[.E12]))" office:value-type="string" office:string-value=":m 東和 PHOTO / 191206f / 鴨居駅 / パークシティララ横浜マンション建替 / ２名（酒井さん） / 宮下工業（三井住友建設） / 資料">
            <text:p>:m 東和 PHOTO / 191206f / 鴨居駅 / パークシティララ横浜マンション建替 / ２名（酒井さん） / 宮下工業（三井住友建設） / 資料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05_17-28-47_000.jpg</text:p>
          </table:table-cell>
          <table:table-cell table:style-name="ce15" office:value-type="string">
            <text:p>:m 東和 PHOTO / 191206f / 鴨居駅 / パークシティララ横浜マンション建替 / ２名（酒井さん） / 宮下工業（三井住友建設） / 資料</text:p>
          </table:table-cell>
          <table:table-cell table:style-name="ce15"/>
          <table:table-cell table:style-name="ce3"/>
          <table:table-cell table:style-name="ce3" office:value-type="string">
            <text:p>N-35-35-28.71 E-139-34-49.6</text:p>
          </table:table-cell>
          <table:table-cell table:style-name="ce27" table:formula="of:=IF([.E13]=&quot;&quot;;[.C13];CONCATENATE([.C13];&quot; / &quot;;[.E13]))" office:value-type="string" office:string-value=":m 東和 PHOTO / 191206f / 鴨居駅 / パークシティララ横浜マンション建替 / ２名（酒井さん） / 宮下工業（三井住友建設） / 資料">
            <text:p>:m 東和 PHOTO / 191206f / 鴨居駅 / パークシティララ横浜マンション建替 / ２名（酒井さん） / 宮下工業（三井住友建設） / 資料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05_18-39-53_000.jpg</text:p>
          </table:table-cell>
          <table:table-cell table:style-name="ce14" office:value-type="string">
            <text:p>:m music / log / gt / || s.1:m-3,r || s.2:et-6,r,for=flamenco,patt-19 || s.3:et-6,r,for=flamenco,patt-19(2)-1.n,t.60 || s.4:et-6,r,for=flamenco,patt-18(4)-1,t.70 || s.5:et-1,r,for=tapping,patt-4(6)-2,t-70 || s.6:et-1,r,for=tapping,patt-4(6)-3.n,R=1</text:p>
          </table:table-cell>
          <table:table-cell table:style-name="ce19"/>
          <table:table-cell table:style-name="ce3"/>
          <table:table-cell table:style-name="ce3" office:value-type="string">
            <text:p>N-35-35-28.7 E-139-34-49.16</text:p>
          </table:table-cell>
          <table:table-cell table:style-name="ce27" table:formula="of:=IF([.E14]=&quot;&quot;;[.C14];CONCATENATE([.C14];&quot; / &quot;;[.E14]))" office:value-type="string" office:string-value=":m music / log / gt / || s.1:m-3,r || s.2:et-6,r,for=flamenco,patt-19 || s.3:et-6,r,for=flamenco,patt-19(2)-1.n,t.60 || s.4:et-6,r,for=flamenco,patt-18(4)-1,t.70 || s.5:et-1,r,for=tapping,patt-4(6)-2,t-70 || s.6:et-1,r,for=tapping,patt-4(6)-3.n,R=1">
            <text:p>:m music / log / gt / || s.1:m-3,r || s.2:et-6,r,for=flamenco,patt-19 || s.3:et-6,r,for=flamenco,patt-19(2)-1.n,t.60 || s.4:et-6,r,for=flamenco,patt-18(4)-1,t.70 || s.5:et-1,r,for=tapping,patt-4(6)-2,t-70 || s.6:et-1,r,for=tapping,patt-4(6)-3.n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05_20-29-30_000.jpg</text:p>
          </table:table-cell>
          <table:table-cell table:style-name="ce14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35 E-139-34-49.76</text:p>
          </table:table-cell>
          <table:table-cell table:style-name="ce27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05_22-44-32_000.jpg</text:p>
          </table:table-cell>
          <table:table-cell table:style-name="ce14" office:value-type="string">
            <text:p>:m :PHOTO 寝た時刻 / 2019</text:p>
          </table:table-cell>
          <table:table-cell table:style-name="ce15"/>
          <table:table-cell table:style-name="ce3"/>
          <table:table-cell table:style-name="ce3" office:value-type="string">
            <text:p>N-35-35-28.4 E-139-34-49.6</text:p>
          </table:table-cell>
          <table:table-cell table:style-name="ce27" table:formula="of:=IF([.E16]=&quot;&quot;;[.C16];CONCATENATE([.C16];&quot; / &quot;;[.E16]))" office:value-type="string" office:string-value=":m :PHOTO 寝た時刻 / 2019">
            <text:p>:m :PHOTO 寝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06_05-45-07_000.jpg</text:p>
          </table:table-cell>
          <table:table-cell table:style-name="ce15" office:value-type="string">
            <text:p>:m 東和 PHOTO / 191206f / 鴨居駅 / パークシティララ横浜マンション建替 / ２名（酒井さん） / 宮下工業（三井住友建設） / 出発時間 / N-35-35-28.26 E-139-34-49.82</text:p>
          </table:table-cell>
          <table:table-cell table:style-name="ce15"/>
          <table:table-cell table:style-name="ce3" table:formula="of:=[.F17]" office:value-type="string" office:string-value="N-35-35-28.26 E-139-34-49.82">
            <text:p>N-35-35-28.26 E-139-34-49.82</text:p>
          </table:table-cell>
          <table:table-cell table:style-name="ce3" office:value-type="string">
            <text:p>N-35-35-28.26 E-139-34-49.82</text:p>
          </table:table-cell>
          <table:table-cell table:style-name="ce27" table:formula="of:=IF([.E17]=&quot;&quot;;[.C17];CONCATENATE([.C17];&quot; / &quot;;[.E17]))" office:value-type="string" office:string-value=":m 東和 PHOTO / 191206f / 鴨居駅 / パークシティララ横浜マンション建替 / ２名（酒井さん） / 宮下工業（三井住友建設） / 出発時間 / N-35-35-28.26 E-139-34-49.82 / N-35-35-28.26 E-139-34-49.82">
            <text:p>:m 東和 PHOTO / 191206f / 鴨居駅 / パークシティララ横浜マンション建替 / ２名（酒井さん） / 宮下工業（三井住友建設） / 出発時間 / N-35-35-28.26 E-139-34-49.82 / N-35-35-28.26 E-139-34-49.82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06_06-44-30_000.jpg</text:p>
          </table:table-cell>
          <table:table-cell table:style-name="ce14" office:value-type="string">
            <text:p>:PHOTO 面白いもの / @鴨居駅駅からの道、橋へ上がる階段の途中、東和現場への道 / 記録用 / 壁に描かれた絵 / N-35-30-37.34 E-139-33-53.29</text:p>
          </table:table-cell>
          <table:table-cell table:style-name="ce12"/>
          <table:table-cell table:style-name="ce3" table:formula="of:=[.F18]" office:value-type="string" office:string-value="N-35-30-37.34 E-139-33-53.29">
            <text:p>N-35-30-37.34 E-139-33-53.29</text:p>
          </table:table-cell>
          <table:table-cell table:style-name="ce3" office:value-type="string">
            <text:p>N-35-30-37.34 E-139-33-53.29</text:p>
          </table:table-cell>
          <table:table-cell table:style-name="ce27" table:formula="of:=IF([.E18]=&quot;&quot;;[.C18];CONCATENATE([.C18];&quot; / &quot;;[.E18]))" office:value-type="string" office:string-value=":PHOTO 面白いもの / @鴨居駅駅からの道、橋へ上がる階段の途中、東和現場への道 / 記録用 / 壁に描かれた絵 / N-35-30-37.34 E-139-33-53.29 / N-35-30-37.34 E-139-33-53.29">
            <text:p>:PHOTO 面白いもの / @鴨居駅駅からの道、橋へ上がる階段の途中、東和現場への道 / 記録用 / 壁に描かれた絵 / N-35-30-37.34 E-139-33-53.29 / N-35-30-37.34 E-139-33-53.2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2-06_06-56-50_000.jpg</text:p>
          </table:table-cell>
          <table:table-cell table:style-name="ce15" office:value-type="string">
            <text:p>:m 東和 PHOTO / 191206f / 鴨居駅 / パークシティララ横浜マンション建替 / ２名（酒井さん） / 宮下工業（三井住友建設） / 現場状況 / N-35-31-4.38 E-139-33-47.47</text:p>
          </table:table-cell>
          <table:table-cell table:style-name="ce3"/>
          <table:table-cell table:style-name="ce3" table:formula="of:=[.F19]" office:value-type="string" office:string-value="N-35-31-4.38 E-139-33-47.47">
            <text:p>N-35-31-4.38 E-139-33-47.47</text:p>
          </table:table-cell>
          <table:table-cell table:style-name="ce3" office:value-type="string">
            <text:p>N-35-31-4.38 E-139-33-47.47</text:p>
          </table:table-cell>
          <table:table-cell table:style-name="ce27" table:formula="of:=IF([.E19]=&quot;&quot;;[.C19];CONCATENATE([.C19];&quot; / &quot;;[.E19]))" office:value-type="string" office:string-value=":m 東和 PHOTO / 191206f / 鴨居駅 / パークシティララ横浜マンション建替 / ２名（酒井さん） / 宮下工業（三井住友建設） / 現場状況 / N-35-31-4.38 E-139-33-47.47 / N-35-31-4.38 E-139-33-47.47">
            <text:p>:m 東和 PHOTO / 191206f / 鴨居駅 / パークシティララ横浜マンション建替 / ２名（酒井さん） / 宮下工業（三井住友建設） / 現場状況 / N-35-31-4.38 E-139-33-47.47 / N-35-31-4.38 E-139-33-47.47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19-12-06_06-56-54_000.jpg</text:p>
          </table:table-cell>
          <table:table-cell table:style-name="ce15" office:value-type="string">
            <text:p>:m 東和 PHOTO / 191206f / 鴨居駅 / パークシティララ横浜マンション建替 / ２名（酒井さん） / 宮下工業（三井住友建設） / 現場状況 / N-35-31-5.86 E-139-33-47.36</text:p>
          </table:table-cell>
          <table:table-cell table:style-name="ce3"/>
          <table:table-cell table:style-name="ce3" table:formula="of:=[.F20]" office:value-type="string" office:string-value="N-35-31-5.86 E-139-33-47.36">
            <text:p>N-35-31-5.86 E-139-33-47.36</text:p>
          </table:table-cell>
          <table:table-cell table:style-name="ce3" office:value-type="string">
            <text:p>N-35-31-5.86 E-139-33-47.36</text:p>
          </table:table-cell>
          <table:table-cell table:style-name="ce27" table:formula="of:=IF([.E20]=&quot;&quot;;[.C20];CONCATENATE([.C20];&quot; / &quot;;[.E20]))" office:value-type="string" office:string-value=":m 東和 PHOTO / 191206f / 鴨居駅 / パークシティララ横浜マンション建替 / ２名（酒井さん） / 宮下工業（三井住友建設） / 現場状況 / N-35-31-5.86 E-139-33-47.36 / N-35-31-5.86 E-139-33-47.36">
            <text:p>:m 東和 PHOTO / 191206f / 鴨居駅 / パークシティララ横浜マンション建替 / ２名（酒井さん） / 宮下工業（三井住友建設） / 現場状況 / N-35-31-5.86 E-139-33-47.36 / N-35-31-5.86 E-139-33-47.36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12-06_15-35-39_000.jpg</text:p>
          </table:table-cell>
          <table:table-cell table:style-name="ce14" office:value-type="string">
            <text:p>JVEMV6 52#2 / 52. 自然観察 / 1. grass / field_photos / 雑草、草本、花 / @東和現場近く、鴨居駅への道 / コケ / N-35-31-2.13 E-139-33-49.01</text:p>
          </table:table-cell>
          <table:table-cell table:style-name="ce19"/>
          <table:table-cell table:style-name="ce3" table:formula="of:=[.F21]" office:value-type="string" office:string-value="N-35-31-2.13 E-139-33-49.01">
            <text:p>N-35-31-2.13 E-139-33-49.01</text:p>
          </table:table-cell>
          <table:table-cell table:style-name="ce3" office:value-type="string">
            <text:p>N-35-31-2.13 E-139-33-49.01</text:p>
          </table:table-cell>
          <table:table-cell table:style-name="ce27" table:formula="of:=IF([.E21]=&quot;&quot;;[.C21];CONCATENATE([.C21];&quot; / &quot;;[.E21]))" office:value-type="string" office:string-value="JVEMV6 52#2 / 52. 自然観察 / 1. grass / field_photos / 雑草、草本、花 / @東和現場近く、鴨居駅への道 / コケ / N-35-31-2.13 E-139-33-49.01 / N-35-31-2.13 E-139-33-49.01">
            <text:p>JVEMV6 52#2 / 52. 自然観察 / 1. grass / field_photos / 雑草、草本、花 / @東和現場近く、鴨居駅への道 / コケ / N-35-31-2.13 E-139-33-49.01 / N-35-31-2.13 E-139-33-49.0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2-06_15-35-41_000.jpg</text:p>
          </table:table-cell>
          <table:table-cell table:style-name="ce14" office:value-type="string">
            <text:p>JVEMV6 52#2 / 52. 自然観察 / 1. grass / field_photos / 雑草、草本、花 / @東和現場近く、鴨居駅への道 / コケ / N-35-31-2.13 E-139-33-49.01</text:p>
          </table:table-cell>
          <table:table-cell table:style-name="ce19"/>
          <table:table-cell table:style-name="ce3" table:formula="of:=[.F22]" office:value-type="string" office:string-value="N-35-31-2.13 E-139-33-49.01">
            <text:p>N-35-31-2.13 E-139-33-49.01</text:p>
          </table:table-cell>
          <table:table-cell table:style-name="ce3" office:value-type="string">
            <text:p>N-35-31-2.13 E-139-33-49.01</text:p>
          </table:table-cell>
          <table:table-cell table:style-name="ce27" table:formula="of:=IF([.E22]=&quot;&quot;;[.C22];CONCATENATE([.C22];&quot; / &quot;;[.E22]))" office:value-type="string" office:string-value="JVEMV6 52#2 / 52. 自然観察 / 1. grass / field_photos / 雑草、草本、花 / @東和現場近く、鴨居駅への道 / コケ / N-35-31-2.13 E-139-33-49.01 / N-35-31-2.13 E-139-33-49.01">
            <text:p>JVEMV6 52#2 / 52. 自然観察 / 1. grass / field_photos / 雑草、草本、花 / @東和現場近く、鴨居駅への道 / コケ / N-35-31-2.13 E-139-33-49.01 / N-35-31-2.13 E-139-33-49.0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2-06_15-35-44_000.jpg</text:p>
          </table:table-cell>
          <table:table-cell table:style-name="ce14" office:value-type="string">
            <text:p>JVEMV6 52#2 / 52. 自然観察 / 2. trees / field_photos / 樹木 / @東和現場近く、鴨居駅への道 / 樹皮 / N-35-31-2.18 E-139-33-48.79</text:p>
          </table:table-cell>
          <table:table-cell table:style-name="ce12"/>
          <table:table-cell table:style-name="ce3" table:formula="of:=[.F23]" office:value-type="string" office:string-value="N-35-31-2.18 E-139-33-48.79">
            <text:p>N-35-31-2.18 E-139-33-48.79</text:p>
          </table:table-cell>
          <table:table-cell table:style-name="ce3" office:value-type="string">
            <text:p>N-35-31-2.18 E-139-33-48.79</text:p>
          </table:table-cell>
          <table:table-cell table:style-name="ce27" table:formula="of:=IF([.E23]=&quot;&quot;;[.C23];CONCATENATE([.C23];&quot; / &quot;;[.E23]))" office:value-type="string" office:string-value="JVEMV6 52#2 / 52. 自然観察 / 2. trees / field_photos / 樹木 / @東和現場近く、鴨居駅への道 / 樹皮 / N-35-31-2.18 E-139-33-48.79 / N-35-31-2.18 E-139-33-48.79">
            <text:p>JVEMV6 52#2 / 52. 自然観察 / 2. trees / field_photos / 樹木 / @東和現場近く、鴨居駅への道 / 樹皮 / N-35-31-2.18 E-139-33-48.79 / N-35-31-2.18 E-139-33-48.7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19-12-06_15-35-54_000.jpg</text:p>
          </table:table-cell>
          <table:table-cell table:style-name="ce14" office:value-type="string">
            <text:p>JVEMV6 52#2 / 52. 自然観察 / 2. trees / field_photos / 樹木 / @東和現場近く、鴨居駅への道 / 枝、葉 / N-35-31-2.22 E-139-33-48.57</text:p>
          </table:table-cell>
          <table:table-cell table:style-name="ce3"/>
          <table:table-cell table:style-name="ce3" table:formula="of:=[.F24]" office:value-type="string" office:string-value="N-35-31-2.22 E-139-33-48.57">
            <text:p>N-35-31-2.22 E-139-33-48.57</text:p>
          </table:table-cell>
          <table:table-cell table:style-name="ce3" office:value-type="string">
            <text:p>N-35-31-2.22 E-139-33-48.57</text:p>
          </table:table-cell>
          <table:table-cell table:style-name="ce27" table:formula="of:=IF([.E24]=&quot;&quot;;[.C24];CONCATENATE([.C24];&quot; / &quot;;[.E24]))" office:value-type="string" office:string-value="JVEMV6 52#2 / 52. 自然観察 / 2. trees / field_photos / 樹木 / @東和現場近く、鴨居駅への道 / 枝、葉 / N-35-31-2.22 E-139-33-48.57 / N-35-31-2.22 E-139-33-48.57">
            <text:p>JVEMV6 52#2 / 52. 自然観察 / 2. trees / field_photos / 樹木 / @東和現場近く、鴨居駅への道 / 枝、葉 / N-35-31-2.22 E-139-33-48.57 / N-35-31-2.22 E-139-33-48.57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19-12-06_15-36-14_000.jpg</text:p>
          </table:table-cell>
          <table:table-cell table:style-name="ce14" office:value-type="string">
            <text:p>JVEMV6 52#2 / 52. 自然観察 / 2. trees / field_photos / 樹木 / @東和現場近く、鴨居駅への道 / 葉 / N-35-31-1.88 E-139-33-48.46</text:p>
          </table:table-cell>
          <table:table-cell table:style-name="ce3"/>
          <table:table-cell table:style-name="ce3" table:formula="of:=[.F25]" office:value-type="string" office:string-value="N-35-31-1.88 E-139-33-48.46">
            <text:p>N-35-31-1.88 E-139-33-48.46</text:p>
          </table:table-cell>
          <table:table-cell table:style-name="ce3" office:value-type="string">
            <text:p>N-35-31-1.88 E-139-33-48.46</text:p>
          </table:table-cell>
          <table:table-cell table:style-name="ce27" table:formula="of:=IF([.E25]=&quot;&quot;;[.C25];CONCATENATE([.C25];&quot; / &quot;;[.E25]))" office:value-type="string" office:string-value="JVEMV6 52#2 / 52. 自然観察 / 2. trees / field_photos / 樹木 / @東和現場近く、鴨居駅への道 / 葉 / N-35-31-1.88 E-139-33-48.46 / N-35-31-1.88 E-139-33-48.46">
            <text:p>JVEMV6 52#2 / 52. 自然観察 / 2. trees / field_photos / 樹木 / @東和現場近く、鴨居駅への道 / 葉 / N-35-31-1.88 E-139-33-48.46 / N-35-31-1.88 E-139-33-48.46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19-12-06_15-36-19_000.jpg</text:p>
          </table:table-cell>
          <table:table-cell table:style-name="ce14" office:value-type="string">
            <text:p>JVEMV6 52#2 / 52. 自然観察 / 2. trees / field_photos / 樹木 / @東和現場近く、鴨居駅への道 / 葉 / N-35-31-1.88 E-139-33-48.46</text:p>
          </table:table-cell>
          <table:table-cell table:style-name="ce3"/>
          <table:table-cell table:style-name="ce3" table:formula="of:=[.F26]" office:value-type="string" office:string-value="N-35-31-1.88 E-139-33-48.46">
            <text:p>N-35-31-1.88 E-139-33-48.46</text:p>
          </table:table-cell>
          <table:table-cell table:style-name="ce3" office:value-type="string">
            <text:p>N-35-31-1.88 E-139-33-48.46</text:p>
          </table:table-cell>
          <table:table-cell table:style-name="ce27" table:formula="of:=IF([.E26]=&quot;&quot;;[.C26];CONCATENATE([.C26];&quot; / &quot;;[.E26]))" office:value-type="string" office:string-value="JVEMV6 52#2 / 52. 自然観察 / 2. trees / field_photos / 樹木 / @東和現場近く、鴨居駅への道 / 葉 / N-35-31-1.88 E-139-33-48.46 / N-35-31-1.88 E-139-33-48.46">
            <text:p>JVEMV6 52#2 / 52. 自然観察 / 2. trees / field_photos / 樹木 / @東和現場近く、鴨居駅への道 / 葉 / N-35-31-1.88 E-139-33-48.46 / N-35-31-1.88 E-139-33-48.46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19-12-06_15-36-33_000.jpg</text:p>
          </table:table-cell>
          <table:table-cell table:style-name="ce14" office:value-type="string">
            <text:p>JVEMV6 52#2 / 52. 自然観察 / 2. trees / field_photos / 樹木 / @東和現場近く、鴨居駅への道 / 枝、葉 / N-35-31-1.88 E-139-33-48.46</text:p>
          </table:table-cell>
          <table:table-cell table:style-name="ce20"/>
          <table:table-cell table:style-name="ce3" table:formula="of:=[.F27]" office:value-type="string" office:string-value="N-35-31-1.88 E-139-33-48.46">
            <text:p>N-35-31-1.88 E-139-33-48.46</text:p>
          </table:table-cell>
          <table:table-cell table:style-name="ce3" office:value-type="string">
            <text:p>N-35-31-1.88 E-139-33-48.46</text:p>
          </table:table-cell>
          <table:table-cell table:style-name="ce27" table:formula="of:=IF([.E27]=&quot;&quot;;[.C27];CONCATENATE([.C27];&quot; / &quot;;[.E27]))" office:value-type="string" office:string-value="JVEMV6 52#2 / 52. 自然観察 / 2. trees / field_photos / 樹木 / @東和現場近く、鴨居駅への道 / 枝、葉 / N-35-31-1.88 E-139-33-48.46 / N-35-31-1.88 E-139-33-48.46">
            <text:p>JVEMV6 52#2 / 52. 自然観察 / 2. trees / field_photos / 樹木 / @東和現場近く、鴨居駅への道 / 枝、葉 / N-35-31-1.88 E-139-33-48.46 / N-35-31-1.88 E-139-33-48.46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19-12-06_15-36-45_000.jpg</text:p>
          </table:table-cell>
          <table:table-cell table:style-name="ce14" office:value-type="string">
            <text:p>JVEMV6 52#2 / 52. 自然観察 / 1. grass / field_photos / 雑草、草本、花 / @東和現場近く、鴨居駅への道 / コケ / N-35-31-1.88 E-139-33-48.46</text:p>
          </table:table-cell>
          <table:table-cell table:style-name="ce19"/>
          <table:table-cell table:style-name="ce3" table:formula="of:=[.F28]" office:value-type="string" office:string-value="N-35-31-1.88 E-139-33-48.46">
            <text:p>N-35-31-1.88 E-139-33-48.46</text:p>
          </table:table-cell>
          <table:table-cell table:style-name="ce3" office:value-type="string">
            <text:p>N-35-31-1.88 E-139-33-48.46</text:p>
          </table:table-cell>
          <table:table-cell table:style-name="ce27" table:formula="of:=IF([.E28]=&quot;&quot;;[.C28];CONCATENATE([.C28];&quot; / &quot;;[.E28]))" office:value-type="string" office:string-value="JVEMV6 52#2 / 52. 自然観察 / 1. grass / field_photos / 雑草、草本、花 / @東和現場近く、鴨居駅への道 / コケ / N-35-31-1.88 E-139-33-48.46 / N-35-31-1.88 E-139-33-48.46">
            <text:p>JVEMV6 52#2 / 52. 自然観察 / 1. grass / field_photos / 雑草、草本、花 / @東和現場近く、鴨居駅への道 / コケ / N-35-31-1.88 E-139-33-48.46 / N-35-31-1.88 E-139-33-48.46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19-12-06_15-55-07_000.jpg</text:p>
          </table:table-cell>
          <table:table-cell table:style-name="ce14" office:value-type="string">
            <text:p>:PHOTO 記録しておきたいもの / @鴨居駅、東和現場への途中 / 店舗の看板、ピタゴラネスト、稽古、学童 / N-35-30-38.73 E-139-33-54.23</text:p>
          </table:table-cell>
          <table:table-cell table:style-name="ce19"/>
          <table:table-cell table:style-name="ce3" table:formula="of:=[.F29]" office:value-type="string" office:string-value="N-35-30-38.73 E-139-33-54.23">
            <text:p>N-35-30-38.73 E-139-33-54.23</text:p>
          </table:table-cell>
          <table:table-cell table:style-name="ce3" office:value-type="string">
            <text:p>N-35-30-38.73 E-139-33-54.23</text:p>
          </table:table-cell>
          <table:table-cell table:style-name="ce27" table:formula="of:=IF([.E29]=&quot;&quot;;[.C29];CONCATENATE([.C29];&quot; / &quot;;[.E29]))" office:value-type="string" office:string-value=":PHOTO 記録しておきたいもの / @鴨居駅、東和現場への途中 / 店舗の看板、ピタゴラネスト、稽古、学童 / N-35-30-38.73 E-139-33-54.23 / N-35-30-38.73 E-139-33-54.23">
            <text:p>:PHOTO 記録しておきたいもの / @鴨居駅、東和現場への途中 / 店舗の看板、ピタゴラネスト、稽古、学童 / N-35-30-38.73 E-139-33-54.23 / N-35-30-38.73 E-139-33-54.2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19-12-06_15-56-45_000.jpg</text:p>
          </table:table-cell>
          <table:table-cell table:style-name="ce14" office:value-type="string">
            <text:p>JVEMV6 52#2 / 52. 自然観察 / 1. grass / field_photos / 雑草、草本、花 / @東和現場近く、鴨居駅への道 / 花 / N-35-30-39.48 E-139-33-56.48</text:p>
          </table:table-cell>
          <table:table-cell table:style-name="ce12"/>
          <table:table-cell table:style-name="ce3" table:formula="of:=[.F30]" office:value-type="string" office:string-value="N-35-30-39.48 E-139-33-56.48">
            <text:p>N-35-30-39.48 E-139-33-56.48</text:p>
          </table:table-cell>
          <table:table-cell table:style-name="ce3" office:value-type="string">
            <text:p>N-35-30-39.48 E-139-33-56.48</text:p>
          </table:table-cell>
          <table:table-cell table:style-name="ce27" table:formula="of:=IF([.E30]=&quot;&quot;;[.C30];CONCATENATE([.C30];&quot; / &quot;;[.E30]))" office:value-type="string" office:string-value="JVEMV6 52#2 / 52. 自然観察 / 1. grass / field_photos / 雑草、草本、花 / @東和現場近く、鴨居駅への道 / 花 / N-35-30-39.48 E-139-33-56.48 / N-35-30-39.48 E-139-33-56.48">
            <text:p>JVEMV6 52#2 / 52. 自然観察 / 1. grass / field_photos / 雑草、草本、花 / @東和現場近く、鴨居駅への道 / 花 / N-35-30-39.48 E-139-33-56.48 / N-35-30-39.48 E-139-33-56.48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19-12-06_15-56-53_000.jpg</text:p>
          </table:table-cell>
          <table:table-cell table:style-name="ce14" office:value-type="string">
            <text:p>JVEMV6 52#2 / 52. 自然観察 / 1. grass / field_photos / 雑草、草本、花 / @東和現場近く、鴨居駅への道 / 花 / N-35-30-39.48 E-139-33-56.48</text:p>
          </table:table-cell>
          <table:table-cell table:style-name="ce3"/>
          <table:table-cell table:style-name="ce3" table:formula="of:=[.F31]" office:value-type="string" office:string-value="N-35-30-39.48 E-139-33-56.48">
            <text:p>N-35-30-39.48 E-139-33-56.48</text:p>
          </table:table-cell>
          <table:table-cell table:style-name="ce3" office:value-type="string">
            <text:p>N-35-30-39.48 E-139-33-56.48</text:p>
          </table:table-cell>
          <table:table-cell table:style-name="ce27" table:formula="of:=IF([.E31]=&quot;&quot;;[.C31];CONCATENATE([.C31];&quot; / &quot;;[.E31]))" office:value-type="string" office:string-value="JVEMV6 52#2 / 52. 自然観察 / 1. grass / field_photos / 雑草、草本、花 / @東和現場近く、鴨居駅への道 / 花 / N-35-30-39.48 E-139-33-56.48 / N-35-30-39.48 E-139-33-56.48">
            <text:p>JVEMV6 52#2 / 52. 自然観察 / 1. grass / field_photos / 雑草、草本、花 / @東和現場近く、鴨居駅への道 / 花 / N-35-30-39.48 E-139-33-56.48 / N-35-30-39.48 E-139-33-56.48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19-12-06_15-57-10_000.jpg</text:p>
          </table:table-cell>
          <table:table-cell table:style-name="ce14" office:value-type="string">
            <text:p>JVEMV6 52#2 / 52. 自然観察 / 1. grass / field_photos / 雑草、草本、花 / @東和現場近く、鴨居駅への道 / 花 / N-35-30-39.48 E-139-33-56.48</text:p>
          </table:table-cell>
          <table:table-cell table:style-name="ce3"/>
          <table:table-cell table:style-name="ce3" table:formula="of:=[.F32]" office:value-type="string" office:string-value="N-35-30-39.48 E-139-33-56.48">
            <text:p>N-35-30-39.48 E-139-33-56.48</text:p>
          </table:table-cell>
          <table:table-cell table:style-name="ce3" office:value-type="string">
            <text:p>N-35-30-39.48 E-139-33-56.48</text:p>
          </table:table-cell>
          <table:table-cell table:style-name="ce27" table:formula="of:=IF([.E32]=&quot;&quot;;[.C32];CONCATENATE([.C32];&quot; / &quot;;[.E32]))" office:value-type="string" office:string-value="JVEMV6 52#2 / 52. 自然観察 / 1. grass / field_photos / 雑草、草本、花 / @東和現場近く、鴨居駅への道 / 花 / N-35-30-39.48 E-139-33-56.48 / N-35-30-39.48 E-139-33-56.48">
            <text:p>JVEMV6 52#2 / 52. 自然観察 / 1. grass / field_photos / 雑草、草本、花 / @東和現場近く、鴨居駅への道 / 花 / N-35-30-39.48 E-139-33-56.48 / N-35-30-39.48 E-139-33-56.48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19-12-06_15-57-24_000.jpg</text:p>
          </table:table-cell>
          <table:table-cell table:style-name="ce14" office:value-type="string">
            <text:p>JVEMV6 52#2 / 52. 自然観察 / 1. grass / field_photos / 雑草、草本、花 / @東和現場近く、鴨居駅への道 / 花 / N-35-30-39.48 E-139-33-56.48</text:p>
          </table:table-cell>
          <table:table-cell table:style-name="ce3"/>
          <table:table-cell table:style-name="ce3" table:formula="of:=[.F33]" office:value-type="string" office:string-value="N-35-30-39.48 E-139-33-56.48">
            <text:p>N-35-30-39.48 E-139-33-56.48</text:p>
          </table:table-cell>
          <table:table-cell table:style-name="ce3" office:value-type="string">
            <text:p>N-35-30-39.48 E-139-33-56.48</text:p>
          </table:table-cell>
          <table:table-cell table:style-name="ce27" table:formula="of:=IF([.E33]=&quot;&quot;;[.C33];CONCATENATE([.C33];&quot; / &quot;;[.E33]))" office:value-type="string" office:string-value="JVEMV6 52#2 / 52. 自然観察 / 1. grass / field_photos / 雑草、草本、花 / @東和現場近く、鴨居駅への道 / 花 / N-35-30-39.48 E-139-33-56.48 / N-35-30-39.48 E-139-33-56.48">
            <text:p>JVEMV6 52#2 / 52. 自然観察 / 1. grass / field_photos / 雑草、草本、花 / @東和現場近く、鴨居駅への道 / 花 / N-35-30-39.48 E-139-33-56.48 / N-35-30-39.48 E-139-33-56.48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19-12-06_15-58-56_000.jpg</text:p>
          </table:table-cell>
          <table:table-cell table:style-name="ce14" office:value-type="string">
            <text:p>JVEMV6 52#2 / 52. 自然観察 / 1. grass / field_photos / 雑草、草本、花 / @東和現場近く、鴨居駅への道 / 花、実 / N-35-30-39.11 E-139-33-57.25</text:p>
          </table:table-cell>
          <table:table-cell table:style-name="ce3"/>
          <table:table-cell table:style-name="ce3" table:formula="of:=[.F34]" office:value-type="string" office:string-value="N-35-30-39.11 E-139-33-57.25">
            <text:p>N-35-30-39.11 E-139-33-57.25</text:p>
          </table:table-cell>
          <table:table-cell table:style-name="ce3" office:value-type="string">
            <text:p>N-35-30-39.11 E-139-33-57.25</text:p>
          </table:table-cell>
          <table:table-cell table:style-name="ce27" table:formula="of:=IF([.E34]=&quot;&quot;;[.C34];CONCATENATE([.C34];&quot; / &quot;;[.E34]))" office:value-type="string" office:string-value="JVEMV6 52#2 / 52. 自然観察 / 1. grass / field_photos / 雑草、草本、花 / @東和現場近く、鴨居駅への道 / 花、実 / N-35-30-39.11 E-139-33-57.25 / N-35-30-39.11 E-139-33-57.25">
            <text:p>JVEMV6 52#2 / 52. 自然観察 / 1. grass / field_photos / 雑草、草本、花 / @東和現場近く、鴨居駅への道 / 花、実 / N-35-30-39.11 E-139-33-57.25 / N-35-30-39.11 E-139-33-57.2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19-12-06_15-59-01_000.jpg</text:p>
          </table:table-cell>
          <table:table-cell table:style-name="ce14" office:value-type="string">
            <text:p>JVEMV6 52#2 / 52. 自然観察 / 1. grass / field_photos / 雑草、草本、花 / @東和現場近く、鴨居駅への道 / 花、実 A3B6 / N-35-30-39.11 E-139-33-57.25</text:p>
          </table:table-cell>
          <table:table-cell table:style-name="ce3"/>
          <table:table-cell table:style-name="ce3" table:formula="of:=[.F35]" office:value-type="string" office:string-value="N-35-30-39.11 E-139-33-57.25">
            <text:p>N-35-30-39.11 E-139-33-57.25</text:p>
          </table:table-cell>
          <table:table-cell table:style-name="ce3" office:value-type="string">
            <text:p>N-35-30-39.11 E-139-33-57.25</text:p>
          </table:table-cell>
          <table:table-cell table:style-name="ce27" table:formula="of:=IF([.E35]=&quot;&quot;;[.C35];CONCATENATE([.C35];&quot; / &quot;;[.E35]))" office:value-type="string" office:string-value="JVEMV6 52#2 / 52. 自然観察 / 1. grass / field_photos / 雑草、草本、花 / @東和現場近く、鴨居駅への道 / 花、実 A3B6 / N-35-30-39.11 E-139-33-57.25 / N-35-30-39.11 E-139-33-57.25">
            <text:p>JVEMV6 52#2 / 52. 自然観察 / 1. grass / field_photos / 雑草、草本、花 / @東和現場近く、鴨居駅への道 / 花、実 A3B6 / N-35-30-39.11 E-139-33-57.25 / N-35-30-39.11 E-139-33-57.2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19-12-06_15-59-05_000.jpg</text:p>
          </table:table-cell>
          <table:table-cell table:style-name="ce14" office:value-type="string">
            <text:p>JVEMV6 52#2 / 52. 自然観察 / 1. grass / field_photos / 雑草、草本、花 / @東和現場近く、鴨居駅への道 / 花、実 A3B6 / N-35-30-39.11 E-139-33-57.25</text:p>
          </table:table-cell>
          <table:table-cell table:style-name="ce3"/>
          <table:table-cell table:style-name="ce3" table:formula="of:=[.F36]" office:value-type="string" office:string-value="N-35-30-39.11 E-139-33-57.25">
            <text:p>N-35-30-39.11 E-139-33-57.25</text:p>
          </table:table-cell>
          <table:table-cell table:style-name="ce3" office:value-type="string">
            <text:p>N-35-30-39.11 E-139-33-57.25</text:p>
          </table:table-cell>
          <table:table-cell table:style-name="ce27" table:formula="of:=IF([.E36]=&quot;&quot;;[.C36];CONCATENATE([.C36];&quot; / &quot;;[.E36]))" office:value-type="string" office:string-value="JVEMV6 52#2 / 52. 自然観察 / 1. grass / field_photos / 雑草、草本、花 / @東和現場近く、鴨居駅への道 / 花、実 A3B6 / N-35-30-39.11 E-139-33-57.25 / N-35-30-39.11 E-139-33-57.25">
            <text:p>JVEMV6 52#2 / 52. 自然観察 / 1. grass / field_photos / 雑草、草本、花 / @東和現場近く、鴨居駅への道 / 花、実 A3B6 / N-35-30-39.11 E-139-33-57.25 / N-35-30-39.11 E-139-33-57.2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2019-12-06_15-59-28_000.jpg</text:p>
          </table:table-cell>
          <table:table-cell table:style-name="ce14" office:value-type="string">
            <text:p>JVEMV6 52#2 / 52. 自然観察 / 1. grass / field_photos / 雑草、草本、花 / @東和現場近く、鴨居駅への道 / 葉 A3B6 / N-35-30-38.84 E-139-33-57.58</text:p>
          </table:table-cell>
          <table:table-cell table:style-name="ce3"/>
          <table:table-cell table:style-name="ce3" table:formula="of:=[.F37]" office:value-type="string" office:string-value="N-35-30-38.84 E-139-33-57.58">
            <text:p>N-35-30-38.84 E-139-33-57.58</text:p>
          </table:table-cell>
          <table:table-cell table:style-name="ce3" office:value-type="string">
            <text:p>N-35-30-38.84 E-139-33-57.58</text:p>
          </table:table-cell>
          <table:table-cell table:style-name="ce27" table:formula="of:=IF([.E37]=&quot;&quot;;[.C37];CONCATENATE([.C37];&quot; / &quot;;[.E37]))" office:value-type="string" office:string-value="JVEMV6 52#2 / 52. 自然観察 / 1. grass / field_photos / 雑草、草本、花 / @東和現場近く、鴨居駅への道 / 葉 A3B6 / N-35-30-38.84 E-139-33-57.58 / N-35-30-38.84 E-139-33-57.58">
            <text:p>JVEMV6 52#2 / 52. 自然観察 / 1. grass / field_photos / 雑草、草本、花 / @東和現場近く、鴨居駅への道 / 葉 A3B6 / N-35-30-38.84 E-139-33-57.58 / N-35-30-38.84 E-139-33-57.58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2019-12-06_15-59-49_000.jpg</text:p>
          </table:table-cell>
          <table:table-cell table:style-name="ce14" office:value-type="string">
            <text:p>JVEMV6 52#2 / 52. 自然観察 / 1. grass / field_photos / 雑草、草本、花 / @東和現場近く、鴨居駅への道 / 花、実 A3B6 / N-35-30-38.97 E-139-33-57.52</text:p>
          </table:table-cell>
          <table:table-cell table:style-name="ce3"/>
          <table:table-cell table:style-name="ce3" table:formula="of:=[.F38]" office:value-type="string" office:string-value="N-35-30-38.97 E-139-33-57.52">
            <text:p>N-35-30-38.97 E-139-33-57.52</text:p>
          </table:table-cell>
          <table:table-cell table:style-name="ce3" office:value-type="string">
            <text:p>N-35-30-38.97 E-139-33-57.52</text:p>
          </table:table-cell>
          <table:table-cell table:style-name="ce27" table:formula="of:=IF([.E38]=&quot;&quot;;[.C38];CONCATENATE([.C38];&quot; / &quot;;[.E38]))" office:value-type="string" office:string-value="JVEMV6 52#2 / 52. 自然観察 / 1. grass / field_photos / 雑草、草本、花 / @東和現場近く、鴨居駅への道 / 花、実 A3B6 / N-35-30-38.97 E-139-33-57.52 / N-35-30-38.97 E-139-33-57.52">
            <text:p>JVEMV6 52#2 / 52. 自然観察 / 1. grass / field_photos / 雑草、草本、花 / @東和現場近く、鴨居駅への道 / 花、実 A3B6 / N-35-30-38.97 E-139-33-57.52 / N-35-30-38.97 E-139-33-57.5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string">
            <text:p>2019-12-06_16-01-05_000.jpg</text:p>
          </table:table-cell>
          <table:table-cell table:style-name="ce14" office:value-type="string">
            <text:p>JVEMV6 52#2 / 52. 自然観察 / 1. grass / field_photos / 雑草、草本、花 / @東和現場近く、鴨居駅への道 / 花 VT22 / N-35-30-39.47 E-139-33-58.29</text:p>
          </table:table-cell>
          <table:table-cell table:style-name="ce19"/>
          <table:table-cell table:style-name="ce3" table:formula="of:=[.F39]" office:value-type="string" office:string-value="N-35-30-39.47 E-139-33-58.29">
            <text:p>N-35-30-39.47 E-139-33-58.29</text:p>
          </table:table-cell>
          <table:table-cell table:style-name="ce3" office:value-type="string">
            <text:p>N-35-30-39.47 E-139-33-58.29</text:p>
          </table:table-cell>
          <table:table-cell table:style-name="ce27" table:formula="of:=IF([.E39]=&quot;&quot;;[.C39];CONCATENATE([.C39];&quot; / &quot;;[.E39]))" office:value-type="string" office:string-value="JVEMV6 52#2 / 52. 自然観察 / 1. grass / field_photos / 雑草、草本、花 / @東和現場近く、鴨居駅への道 / 花 VT22 / N-35-30-39.47 E-139-33-58.29 / N-35-30-39.47 E-139-33-58.29">
            <text:p>JVEMV6 52#2 / 52. 自然観察 / 1. grass / field_photos / 雑草、草本、花 / @東和現場近く、鴨居駅への道 / 花 VT22 / N-35-30-39.47 E-139-33-58.29 / N-35-30-39.47 E-139-33-58.2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2019-12-06_16-01-12_000.jpg</text:p>
          </table:table-cell>
          <table:table-cell table:style-name="ce14" office:value-type="string">
            <text:p>JVEMV6 52#2 / 52. 自然観察 / 1. grass / field_photos / 雑草、草本、花 / @東和現場近く、鴨居駅への道 / 花 VT22 / N-35-30-39.47 E-139-33-58.29</text:p>
          </table:table-cell>
          <table:table-cell table:style-name="ce12"/>
          <table:table-cell table:style-name="ce3" table:formula="of:=[.F40]" office:value-type="string" office:string-value="N-35-30-39.47 E-139-33-58.29">
            <text:p>N-35-30-39.47 E-139-33-58.29</text:p>
          </table:table-cell>
          <table:table-cell table:style-name="ce3" office:value-type="string">
            <text:p>N-35-30-39.47 E-139-33-58.29</text:p>
          </table:table-cell>
          <table:table-cell table:style-name="ce27" table:formula="of:=IF([.E40]=&quot;&quot;;[.C40];CONCATENATE([.C40];&quot; / &quot;;[.E40]))" office:value-type="string" office:string-value="JVEMV6 52#2 / 52. 自然観察 / 1. grass / field_photos / 雑草、草本、花 / @東和現場近く、鴨居駅への道 / 花 VT22 / N-35-30-39.47 E-139-33-58.29 / N-35-30-39.47 E-139-33-58.29">
            <text:p>JVEMV6 52#2 / 52. 自然観察 / 1. grass / field_photos / 雑草、草本、花 / @東和現場近く、鴨居駅への道 / 花 VT22 / N-35-30-39.47 E-139-33-58.29 / N-35-30-39.47 E-139-33-58.2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string">
            <text:p>2019-12-06_16-01-20_000.jpg</text:p>
          </table:table-cell>
          <table:table-cell table:style-name="ce14" office:value-type="string">
            <text:p>JVEMV6 52#2 / 52. 自然観察 / 1. grass / field_photos / 雑草、草本、花 / @東和現場近く、鴨居駅への道 / 花 VT22 / N-35-30-39.47 E-139-33-58.29</text:p>
          </table:table-cell>
          <table:table-cell table:style-name="ce19"/>
          <table:table-cell table:style-name="ce3" table:formula="of:=[.F41]" office:value-type="string" office:string-value="N-35-30-39.47 E-139-33-58.29">
            <text:p>N-35-30-39.47 E-139-33-58.29</text:p>
          </table:table-cell>
          <table:table-cell table:style-name="ce3" office:value-type="string">
            <text:p>N-35-30-39.47 E-139-33-58.29</text:p>
          </table:table-cell>
          <table:table-cell table:style-name="ce27" table:formula="of:=IF([.E41]=&quot;&quot;;[.C41];CONCATENATE([.C41];&quot; / &quot;;[.E41]))" office:value-type="string" office:string-value="JVEMV6 52#2 / 52. 自然観察 / 1. grass / field_photos / 雑草、草本、花 / @東和現場近く、鴨居駅への道 / 花 VT22 / N-35-30-39.47 E-139-33-58.29 / N-35-30-39.47 E-139-33-58.29">
            <text:p>JVEMV6 52#2 / 52. 自然観察 / 1. grass / field_photos / 雑草、草本、花 / @東和現場近く、鴨居駅への道 / 花 VT22 / N-35-30-39.47 E-139-33-58.29 / N-35-30-39.47 E-139-33-58.2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string">
            <text:p>2019-12-06_16-01-27_000.jpg</text:p>
          </table:table-cell>
          <table:table-cell table:style-name="ce14" office:value-type="string">
            <text:p>JVEMV6 52#2 / 52. 自然観察 / 1. grass / field_photos / 雑草、草本、花 / @東和現場近く、鴨居駅への道 / 花 VT22 / N-35-30-39.47 E-139-33-58.29</text:p>
          </table:table-cell>
          <table:table-cell table:style-name="ce3"/>
          <table:table-cell table:style-name="ce3" table:formula="of:=[.F42]" office:value-type="string" office:string-value="N-35-30-39.47 E-139-33-58.29">
            <text:p>N-35-30-39.47 E-139-33-58.29</text:p>
          </table:table-cell>
          <table:table-cell table:style-name="ce3" office:value-type="string">
            <text:p>N-35-30-39.47 E-139-33-58.29</text:p>
          </table:table-cell>
          <table:table-cell table:style-name="ce27" table:formula="of:=IF([.E42]=&quot;&quot;;[.C42];CONCATENATE([.C42];&quot; / &quot;;[.E42]))" office:value-type="string" office:string-value="JVEMV6 52#2 / 52. 自然観察 / 1. grass / field_photos / 雑草、草本、花 / @東和現場近く、鴨居駅への道 / 花 VT22 / N-35-30-39.47 E-139-33-58.29 / N-35-30-39.47 E-139-33-58.29">
            <text:p>JVEMV6 52#2 / 52. 自然観察 / 1. grass / field_photos / 雑草、草本、花 / @東和現場近く、鴨居駅への道 / 花 VT22 / N-35-30-39.47 E-139-33-58.29 / N-35-30-39.47 E-139-33-58.2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string">
            <text:p>2019-12-06_16-01-42_000.jpg</text:p>
          </table:table-cell>
          <table:table-cell table:style-name="ce14" office:value-type="string">
            <text:p>JVEMV6 52#2 / 52. 自然観察 / 1. grass / field_photos / 雑草、草本、花 / @東和現場近く、鴨居駅への道 / 花 VT22 / N-35-30-39.55 E-139-33-58.07</text:p>
          </table:table-cell>
          <table:table-cell table:style-name="ce3"/>
          <table:table-cell table:style-name="ce3" table:formula="of:=[.F43]" office:value-type="string" office:string-value="N-35-30-39.55 E-139-33-58.07">
            <text:p>N-35-30-39.55 E-139-33-58.07</text:p>
          </table:table-cell>
          <table:table-cell table:style-name="ce3" office:value-type="string">
            <text:p>N-35-30-39.55 E-139-33-58.07</text:p>
          </table:table-cell>
          <table:table-cell table:style-name="ce27" table:formula="of:=IF([.E43]=&quot;&quot;;[.C43];CONCATENATE([.C43];&quot; / &quot;;[.E43]))" office:value-type="string" office:string-value="JVEMV6 52#2 / 52. 自然観察 / 1. grass / field_photos / 雑草、草本、花 / @東和現場近く、鴨居駅への道 / 花 VT22 / N-35-30-39.55 E-139-33-58.07 / N-35-30-39.55 E-139-33-58.07">
            <text:p>JVEMV6 52#2 / 52. 自然観察 / 1. grass / field_photos / 雑草、草本、花 / @東和現場近く、鴨居駅への道 / 花 VT22 / N-35-30-39.55 E-139-33-58.07 / N-35-30-39.55 E-139-33-58.07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string">
            <text:p>2019-12-06_16-01-58_000.jpg</text:p>
          </table:table-cell>
          <table:table-cell table:style-name="ce14" office:value-type="string">
            <text:p>JVEMV6 52#2 / 52. 自然観察 / 1. grass / field_photos / 雑草、草本、花 / @東和現場近く、鴨居駅への道 / 花 VT22 / N-35-30-39.44 E-139-33-57.96</text:p>
          </table:table-cell>
          <table:table-cell table:style-name="ce3"/>
          <table:table-cell table:style-name="ce3" table:formula="of:=[.F44]" office:value-type="string" office:string-value="N-35-30-39.44 E-139-33-57.96">
            <text:p>N-35-30-39.44 E-139-33-57.96</text:p>
          </table:table-cell>
          <table:table-cell table:style-name="ce3" office:value-type="string">
            <text:p>N-35-30-39.44 E-139-33-57.96</text:p>
          </table:table-cell>
          <table:table-cell table:style-name="ce27" table:formula="of:=IF([.E44]=&quot;&quot;;[.C44];CONCATENATE([.C44];&quot; / &quot;;[.E44]))" office:value-type="string" office:string-value="JVEMV6 52#2 / 52. 自然観察 / 1. grass / field_photos / 雑草、草本、花 / @東和現場近く、鴨居駅への道 / 花 VT22 / N-35-30-39.44 E-139-33-57.96 / N-35-30-39.44 E-139-33-57.96">
            <text:p>JVEMV6 52#2 / 52. 自然観察 / 1. grass / field_photos / 雑草、草本、花 / @東和現場近く、鴨居駅への道 / 花 VT22 / N-35-30-39.44 E-139-33-57.96 / N-35-30-39.44 E-139-33-57.96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string">
            <text:p>2019-12-06_16-02-05_000.jpg</text:p>
          </table:table-cell>
          <table:table-cell table:style-name="ce14" office:value-type="string">
            <text:p>JVEMV6 52#2 / 52. 自然観察 / 1. grass / field_photos / 雑草、草本、花 / @東和現場近く、鴨居駅への道 / 花、実 A3B6 / N-35-30-39.41 E-139-33-57.96</text:p>
          </table:table-cell>
          <table:table-cell table:style-name="ce3"/>
          <table:table-cell table:style-name="ce3" table:formula="of:=[.F45]" office:value-type="string" office:string-value="N-35-30-39.41 E-139-33-57.96">
            <text:p>N-35-30-39.41 E-139-33-57.96</text:p>
          </table:table-cell>
          <table:table-cell table:style-name="ce3" office:value-type="string">
            <text:p>N-35-30-39.41 E-139-33-57.96</text:p>
          </table:table-cell>
          <table:table-cell table:style-name="ce27" table:formula="of:=IF([.E45]=&quot;&quot;;[.C45];CONCATENATE([.C45];&quot; / &quot;;[.E45]))" office:value-type="string" office:string-value="JVEMV6 52#2 / 52. 自然観察 / 1. grass / field_photos / 雑草、草本、花 / @東和現場近く、鴨居駅への道 / 花、実 A3B6 / N-35-30-39.41 E-139-33-57.96 / N-35-30-39.41 E-139-33-57.96">
            <text:p>JVEMV6 52#2 / 52. 自然観察 / 1. grass / field_photos / 雑草、草本、花 / @東和現場近く、鴨居駅への道 / 花、実 A3B6 / N-35-30-39.41 E-139-33-57.96 / N-35-30-39.41 E-139-33-57.96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string">
            <text:p>2019-12-06_16-02-24_000.jpg</text:p>
          </table:table-cell>
          <table:table-cell table:style-name="ce14" office:value-type="string">
            <text:p>JVEMV6 52#2 / 52. 自然観察 / 1. grass / field_photos / 雑草、草本、花 / @東和現場近く、鴨居駅への道 / 花 VRFI / N-35-30-39.29 E-139-33-58.35</text:p>
          </table:table-cell>
          <table:table-cell table:style-name="ce3"/>
          <table:table-cell table:style-name="ce3" table:formula="of:=[.F46]" office:value-type="string" office:string-value="N-35-30-39.29 E-139-33-58.35">
            <text:p>N-35-30-39.29 E-139-33-58.35</text:p>
          </table:table-cell>
          <table:table-cell table:style-name="ce3" office:value-type="string">
            <text:p>N-35-30-39.29 E-139-33-58.35</text:p>
          </table:table-cell>
          <table:table-cell table:style-name="ce27" table:formula="of:=IF([.E46]=&quot;&quot;;[.C46];CONCATENATE([.C46];&quot; / &quot;;[.E46]))" office:value-type="string" office:string-value="JVEMV6 52#2 / 52. 自然観察 / 1. grass / field_photos / 雑草、草本、花 / @東和現場近く、鴨居駅への道 / 花 VRFI / N-35-30-39.29 E-139-33-58.35 / N-35-30-39.29 E-139-33-58.35">
            <text:p>JVEMV6 52#2 / 52. 自然観察 / 1. grass / field_photos / 雑草、草本、花 / @東和現場近く、鴨居駅への道 / 花 VRFI / N-35-30-39.29 E-139-33-58.35 / N-35-30-39.29 E-139-33-58.3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3" office:value-type="string">
            <text:p>2019-12-06_16-02-29_000.jpg</text:p>
          </table:table-cell>
          <table:table-cell table:style-name="ce14" office:value-type="string">
            <text:p>JVEMV6 52#2 / 52. 自然観察 / 1. grass / field_photos / 雑草、草本、花 / @東和現場近く、鴨居駅への道 / 花 VRFI / N-35-30-39.29 E-139-33-58.35</text:p>
          </table:table-cell>
          <table:table-cell table:style-name="ce3"/>
          <table:table-cell table:style-name="ce3" table:formula="of:=[.F47]" office:value-type="string" office:string-value="N-35-30-39.29 E-139-33-58.35">
            <text:p>N-35-30-39.29 E-139-33-58.35</text:p>
          </table:table-cell>
          <table:table-cell table:style-name="ce3" office:value-type="string">
            <text:p>N-35-30-39.29 E-139-33-58.35</text:p>
          </table:table-cell>
          <table:table-cell table:style-name="ce27" table:formula="of:=IF([.E47]=&quot;&quot;;[.C47];CONCATENATE([.C47];&quot; / &quot;;[.E47]))" office:value-type="string" office:string-value="JVEMV6 52#2 / 52. 自然観察 / 1. grass / field_photos / 雑草、草本、花 / @東和現場近く、鴨居駅への道 / 花 VRFI / N-35-30-39.29 E-139-33-58.35 / N-35-30-39.29 E-139-33-58.35">
            <text:p>JVEMV6 52#2 / 52. 自然観察 / 1. grass / field_photos / 雑草、草本、花 / @東和現場近く、鴨居駅への道 / 花 VRFI / N-35-30-39.29 E-139-33-58.35 / N-35-30-39.29 E-139-33-58.3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3" office:value-type="string">
            <text:p>2019-12-06_16-02-41_000.jpg</text:p>
          </table:table-cell>
          <table:table-cell table:style-name="ce14" office:value-type="string">
            <text:p>JVEMV6 52#2 / 52. 自然観察 / 1. grass / field_photos / 雑草、草本、花 / @東和現場近く、鴨居駅への道 / 実 BA7O / N-35-30-39.29 E-139-33-58.35</text:p>
          </table:table-cell>
          <table:table-cell table:style-name="ce3"/>
          <table:table-cell table:style-name="ce3" table:formula="of:=[.F48]" office:value-type="string" office:string-value="N-35-30-39.29 E-139-33-58.35">
            <text:p>N-35-30-39.29 E-139-33-58.35</text:p>
          </table:table-cell>
          <table:table-cell table:style-name="ce3" office:value-type="string">
            <text:p>N-35-30-39.29 E-139-33-58.35</text:p>
          </table:table-cell>
          <table:table-cell table:style-name="ce27" table:formula="of:=IF([.E48]=&quot;&quot;;[.C48];CONCATENATE([.C48];&quot; / &quot;;[.E48]))" office:value-type="string" office:string-value="JVEMV6 52#2 / 52. 自然観察 / 1. grass / field_photos / 雑草、草本、花 / @東和現場近く、鴨居駅への道 / 実 BA7O / N-35-30-39.29 E-139-33-58.35 / N-35-30-39.29 E-139-33-58.35">
            <text:p>JVEMV6 52#2 / 52. 自然観察 / 1. grass / field_photos / 雑草、草本、花 / @東和現場近く、鴨居駅への道 / 実 BA7O / N-35-30-39.29 E-139-33-58.35 / N-35-30-39.29 E-139-33-58.3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3" office:value-type="string">
            <text:p>2019-12-06_16-02-44_000.jpg</text:p>
          </table:table-cell>
          <table:table-cell table:style-name="ce14" office:value-type="string">
            <text:p>JVEMV6 52#2 / 52. 自然観察 / 1. grass / field_photos / 雑草、草本、花 / @東和現場近く、鴨居駅への道 / 実 BA7O / N-35-30-39.29 E-139-33-58.35</text:p>
          </table:table-cell>
          <table:table-cell table:style-name="ce3"/>
          <table:table-cell table:style-name="ce3" table:formula="of:=[.F49]" office:value-type="string" office:string-value="N-35-30-39.29 E-139-33-58.35">
            <text:p>N-35-30-39.29 E-139-33-58.35</text:p>
          </table:table-cell>
          <table:table-cell table:style-name="ce3" office:value-type="string">
            <text:p>N-35-30-39.29 E-139-33-58.35</text:p>
          </table:table-cell>
          <table:table-cell table:style-name="ce27" table:formula="of:=IF([.E49]=&quot;&quot;;[.C49];CONCATENATE([.C49];&quot; / &quot;;[.E49]))" office:value-type="string" office:string-value="JVEMV6 52#2 / 52. 自然観察 / 1. grass / field_photos / 雑草、草本、花 / @東和現場近く、鴨居駅への道 / 実 BA7O / N-35-30-39.29 E-139-33-58.35 / N-35-30-39.29 E-139-33-58.35">
            <text:p>JVEMV6 52#2 / 52. 自然観察 / 1. grass / field_photos / 雑草、草本、花 / @東和現場近く、鴨居駅への道 / 実 BA7O / N-35-30-39.29 E-139-33-58.35 / N-35-30-39.29 E-139-33-58.3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3" office:value-type="string">
            <text:p>2019-12-06_16-02-55_000.jpg</text:p>
          </table:table-cell>
          <table:table-cell table:style-name="ce14" office:value-type="string">
            <text:p>JVEMV6 52#2 / 52. 自然観察 / 1. grass / field_photos / 雑草、草本、花 / @東和現場近く、鴨居駅への道 / 実 BA7O / N-35-30-39.29 E-139-33-58.35</text:p>
          </table:table-cell>
          <table:table-cell table:style-name="ce3"/>
          <table:table-cell table:style-name="ce3" table:formula="of:=[.F50]" office:value-type="string" office:string-value="N-35-30-39.29 E-139-33-58.35">
            <text:p>N-35-30-39.29 E-139-33-58.35</text:p>
          </table:table-cell>
          <table:table-cell table:style-name="ce3" office:value-type="string">
            <text:p>N-35-30-39.29 E-139-33-58.35</text:p>
          </table:table-cell>
          <table:table-cell table:style-name="ce27" table:formula="of:=IF([.E50]=&quot;&quot;;[.C50];CONCATENATE([.C50];&quot; / &quot;;[.E50]))" office:value-type="string" office:string-value="JVEMV6 52#2 / 52. 自然観察 / 1. grass / field_photos / 雑草、草本、花 / @東和現場近く、鴨居駅への道 / 実 BA7O / N-35-30-39.29 E-139-33-58.35 / N-35-30-39.29 E-139-33-58.35">
            <text:p>JVEMV6 52#2 / 52. 自然観察 / 1. grass / field_photos / 雑草、草本、花 / @東和現場近く、鴨居駅への道 / 実 BA7O / N-35-30-39.29 E-139-33-58.35 / N-35-30-39.29 E-139-33-58.3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3" office:value-type="string">
            <text:p>2019-12-06_18-55-19_000.jpg</text:p>
          </table:table-cell>
          <table:table-cell table:style-name="ce15" office:value-type="string">
            <text:p>:m 東和 PHOTO / 191206f / 鴨居駅 / パークシティララ横浜マンション建替 / ２名（酒井さん） / 宮下工業（三井住友建設） / 日報</text:p>
          </table:table-cell>
          <table:table-cell table:style-name="ce3"/>
          <table:table-cell table:style-name="ce3"/>
          <table:table-cell table:style-name="ce3" office:value-type="string">
            <text:p>N-35-35-28.57 E-139-34-49.38</text:p>
          </table:table-cell>
          <table:table-cell table:style-name="ce27" table:formula="of:=IF([.E51]=&quot;&quot;;[.C51];CONCATENATE([.C51];&quot; / &quot;;[.E51]))" office:value-type="string" office:string-value=":m 東和 PHOTO / 191206f / 鴨居駅 / パークシティララ横浜マンション建替 / ２名（酒井さん） / 宮下工業（三井住友建設） / 日報">
            <text:p>:m 東和 PHOTO / 191206f / 鴨居駅 / パークシティララ横浜マンション建替 / ２名（酒井さん） / 宮下工業（三井住友建設） / 日報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3" office:value-type="string">
            <text:p>2019-12-06_20-40-20_000.jpg</text:p>
          </table:table-cell>
          <table:table-cell table:style-name="ce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4 E-139-34-49.71</text:p>
          </table:table-cell>
          <table:table-cell table:style-name="ce27" table:formula="of:=IF([.E52]=&quot;&quot;;[.C52];CONCATENATE([.C52];&quot; / &quot;;[.E52]))" office:value-type="string" office:string-value=":m 食べた物">
            <text:p>:m 食べた物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3" office:value-type="string">
            <text:p>2019-12-07_00-32-40_000.jpg</text:p>
          </table:table-cell>
          <table:table-cell table:style-name="ce14" office:value-type="string">
            <text:p>:m :PHOTO 寝た時刻 / 2019</text:p>
          </table:table-cell>
          <table:table-cell table:style-name="ce19"/>
          <table:table-cell table:style-name="ce3"/>
          <table:table-cell table:style-name="ce3" office:value-type="string">
            <text:p>N-35-35-28.74 E-139-34-49.16</text:p>
          </table:table-cell>
          <table:table-cell table:style-name="ce27" table:formula="of:=IF([.E53]=&quot;&quot;;[.C53];CONCATENATE([.C53];&quot; / &quot;;[.E53]))" office:value-type="string" office:string-value=":m :PHOTO 寝た時刻 / 2019">
            <text:p>:m :PHOTO 寝た時刻 / 201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3" office:value-type="string">
            <text:p>2019-12-07_05-37-17_000.jpg</text:p>
          </table:table-cell>
          <table:table-cell table:style-name="ce15" office:value-type="string">
            <text:p>:m :PHOTO 起きた時刻 / 2019</text:p>
          </table:table-cell>
          <table:table-cell table:style-name="ce3"/>
          <table:table-cell table:style-name="ce3"/>
          <table:table-cell table:style-name="ce3" office:value-type="string">
            <text:p>N-35-35-29.15 E-139-34-49.16</text:p>
          </table:table-cell>
          <table:table-cell table:style-name="ce27" table:formula="of:=IF([.E54]=&quot;&quot;;[.C54];CONCATENATE([.C54];&quot; / &quot;;[.E54]))" office:value-type="string" office:string-value=":m :PHOTO 起きた時刻 / 2019">
            <text:p>:m :PHOTO 起きた時刻 / 201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54]+1" office:value-type="float" office:value="54">
            <text:p>54</text:p>
          </table:table-cell>
          <table:table-cell table:style-name="ce3" office:value-type="string">
            <text:p>2019-09-09_07-02-13_000.m4a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string" office:string-value="-*">
            <text:p>-*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55]+1" office:value-type="float" office:value="55">
            <text:p>55</text:p>
          </table:table-cell>
          <table:table-cell table:style-name="ce3" office:value-type="string">
            <text:p>2019-09-09_10-17-22_000.m4a</text:p>
          </table:table-cell>
          <table:table-cell table:style-name="ce3" office:value-type="string">
            <text:p>:VOICE-MEMO / @自宅 / 思い出したこと / 父親をやっていた人とのやりとり、溝の口の近くのアパート、２千万を貯めている、それっぽっちか</text:p>
          </table:table-cell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string" office:string-value=":VOICE-MEMO / @自宅 / 思い出したこと / 父親をやっていた人とのやりとり、溝の口の近くのアパート、２千万を貯めている、それっぽっちか">
            <text:p>:VOICE-MEMO / @自宅 / 思い出したこと / 父親をやっていた人とのやりとり、溝の口の近くのアパート、２千万を貯めている、それっぽっちか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56]+1" office:value-type="float" office:value="56">
            <text:p>56</text:p>
          </table:table-cell>
          <table:table-cell table:style-name="ce3" office:value-type="string">
            <text:p>2019-09-09_17-31-03_000.m4a</text:p>
          </table:table-cell>
          <table:table-cell table:style-name="ce6" office:value-type="string">
            <text:p>:VOICE-MEMO / @自室 / 記録 / guitar,gt / g-0909-1 / f-2 var-1,R=1</text:p>
          </table:table-cell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string" office:string-value=":VOICE-MEMO / @自室 / 記録 / guitar,gt / g-0909-1 / f-2 var-1,R=1">
            <text:p>:VOICE-MEMO / @自室 / 記録 / guitar,gt / g-0909-1 / f-2 var-1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57]+1" office:value-type="float" office:value="57">
            <text:p>57</text:p>
          </table:table-cell>
          <table:table-cell table:style-name="ce3" office:value-type="string">
            <text:p>2019-09-09_17-46-41_000.m4a</text:p>
          </table:table-cell>
          <table:table-cell table:style-name="ce6" office:value-type="string">
            <text:p>:VOICE-MEMO / @自室 / 記録 / guitar,gt / g-0909-2 / f-45.N I.f.=f-4,R=2</text:p>
          </table:table-cell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string" office:string-value=":VOICE-MEMO / @自室 / 記録 / guitar,gt / g-0909-2 / f-45.N I.f.=f-4,R=2">
            <text:p>:VOICE-MEMO / @自室 / 記録 / guitar,gt / g-0909-2 / f-45.N I.f.=f-4,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58]+1" office:value-type="float" office:value="58">
            <text:p>58</text:p>
          </table:table-cell>
          <table:table-cell table:style-name="ce3" office:value-type="string">
            <text:p>2019-09-09_17-56-03_000.m4a</text:p>
          </table:table-cell>
          <table:table-cell table:style-name="ce6" office:value-type="string">
            <text:p>:VOICE-MEMO / @自室 / 記録 / guitar,gt / g-0909-3 / f-45 var-1,R=3,k.C</text:p>
          </table:table-cell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string" office:string-value=":VOICE-MEMO / @自室 / 記録 / guitar,gt / g-0909-3 / f-45 var-1,R=3,k.C">
            <text:p>:VOICE-MEMO / @自室 / 記録 / guitar,gt / g-0909-3 / f-45 var-1,R=3,k.C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59]+1" office:value-type="float" office:value="59">
            <text:p>59</text:p>
          </table:table-cell>
          <table:table-cell table:style-name="ce3" office:value-type="string">
            <text:p>2019-09-09_17-59-04_000.m4a</text:p>
          </table:table-cell>
          <table:table-cell table:style-name="ce6" office:value-type="string">
            <text:p>:VOICE-MEMO / @自室 / 記録 / guitar,gt / g-0909-4 / f-45 var-2,R=4</text:p>
          </table:table-cell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string" office:string-value=":VOICE-MEMO / @自室 / 記録 / guitar,gt / g-0909-4 / f-45 var-2,R=4">
            <text:p>:VOICE-MEMO / @自室 / 記録 / guitar,gt / g-0909-4 / f-45 var-2,R=4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60]+1" office:value-type="float" office:value="60">
            <text:p>60</text:p>
          </table:table-cell>
          <table:table-cell table:style-name="ce3" office:value-type="string">
            <text:p>2019-09-09_18-16-40_000.m4a</text:p>
          </table:table-cell>
          <table:table-cell table:style-name="ce6" office:value-type="string">
            <text:p>:VOICE-MEMO / @自室 / 記録 / guitar,gt / g-0909-5 / f-3;var-1,R=5</text:p>
          </table:table-cell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string" office:string-value=":VOICE-MEMO / @自室 / 記録 / guitar,gt / g-0909-5 / f-3;var-1,R=5">
            <text:p>:VOICE-MEMO / @自室 / 記録 / guitar,gt / g-0909-5 / f-3;var-1,R=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61]+1" office:value-type="float" office:value="61">
            <text:p>61</text:p>
          </table:table-cell>
          <table:table-cell table:style-name="ce3" office:value-type="string">
            <text:p>2019-12-03_23-00-06_000.m4a</text:p>
          </table:table-cell>
          <table:table-cell table:style-name="ce3" office:value-type="string">
            <text:p>:VOICE-MEMO / @自宅 / 思い出したこと / ミントリーフ、包丁で指を切ってしまった、調理を続けていた、血が出ていたのに</text:p>
          </table:table-cell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string" office:string-value=":VOICE-MEMO / @自宅 / 思い出したこと / ミントリーフ、包丁で指を切ってしまった、調理を続けていた、血が出ていたのに">
            <text:p>:VOICE-MEMO / @自宅 / 思い出したこと / ミントリーフ、包丁で指を切ってしまった、調理を続けていた、血が出ていたのに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62]+1" office:value-type="float" office:value="62">
            <text:p>62</text:p>
          </table:table-cell>
          <table:table-cell table:style-name="ce3" office:value-type="string">
            <text:p>2019-12-04_18-30-38_000.mov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string" office:string-value="-*">
            <text:p>-*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63]+1" office:value-type="float" office:value="63">
            <text:p>63</text:p>
          </table:table-cell>
          <table:table-cell table:style-name="ce3" office:value-type="string">
            <text:p>2019-12-05_07-32-48_000.m4a</text:p>
          </table:table-cell>
          <table:table-cell table:style-name="ce3" office:value-type="string">
            <text:p>:VOICE-MEMO / @自室 / record / bird / 鳥の声</text:p>
          </table:table-cell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string" office:string-value=":VOICE-MEMO / @自室 / record / bird / 鳥の声">
            <text:p>:VOICE-MEMO / @自室 / record / bird / 鳥の声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64]+1" office:value-type="float" office:value="64">
            <text:p>64</text:p>
          </table:table-cell>
          <table:table-cell table:style-name="ce3" office:value-type="string">
            <text:p>2019-12-05_18-29-58_000.mov</text:p>
          </table:table-cell>
          <table:table-cell table:style-name="ce6" office:value-type="string">
            <text:p>:VIDEO / @自宅 / メモ / guitar,gt / 演奏、play / g-1205-1 / </text:p>
          </table:table-cell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string" office:string-value=":VIDEO / @自宅 / メモ / guitar,gt / 演奏、play / g-1205-1 / ">
            <text:p>:VIDEO / @自宅 / メモ / guitar,gt / 演奏、play / g-1205-1 / 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65]+1" office:value-type="float" office:value="65">
            <text:p>65</text:p>
          </table:table-cell>
          <table:table-cell table:style-name="ce3" office:value-type="string">
            <text:p>2019-12-05_22-56-20_000.m4a</text:p>
          </table:table-cell>
          <table:table-cell table:style-name="ce3" office:value-type="string">
            <text:p>:VOICE-MEMO / @自宅 / diary / 初めて / 植物の同定、デッサンを描く、ところどころのみを描く</text:p>
          </table:table-cell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string" office:string-value=":VOICE-MEMO / @自宅 / diary / 初めて / 植物の同定、デッサンを描く、ところどころのみを描く">
            <text:p>:VOICE-MEMO / @自宅 / diary / 初めて / 植物の同定、デッサンを描く、ところどころのみを描く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7">
            <text:p>27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66">
            <text:p>66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66">
            <text:p>66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6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66];&quot;-\*&quot;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4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66])" office:value-type="float" office:value="65">
            <text:p>65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66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66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66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66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66];[.B66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66];[.B66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6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63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19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2019/12/07</text:date>, <text:time>08:54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07T08:54:00.20</dc:date>
    <dc:creator>iwabuchi ken</dc:creator>
    <meta:editing-duration>P14DT3H15M41S</meta:editing-duration>
    <meta:editing-cycles>5732</meta:editing-cycles>
    <meta:document-statistic meta:table-count="1" meta:cell-count="886" meta:object-count="0"/>
  </office:meta>
</office:document-meta>
</file>